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6"/>
        <table:table-column table:style-name="co1" table:number-columns-repeated="5" table:default-cell-style-name="ce5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UPKframe BOM</text:p>
          </table:table-cell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4" table:number-columns-repeated="2"/>
          <table:table-cell table:style-name="ce4" office:value-type="string" calcext:value-type="string">
            <text:p>UPK-PartNo.</text:p>
          </table:table-cell>
          <table:table-cell table:style-name="ce8" office:value-type="string" calcext:value-type="string">
            <text:p>Quantity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3"/>
          <table:table-cell table:style-name="ce8"/>
          <table:table-cell table:style-name="ce10" office:value-type="string" calcext:value-type="string">
            <text:p>Supplier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 table:style-name="ce4" table:number-columns-repeated="3"/>
          <table:table-cell table:style-name="ce8"/>
          <table:table-cell table:style-name="ce4" table:number-columns-repeated="4"/>
          <table:table-cell table:style-name="ce8"/>
          <table:table-cell table:style-name="ce10"/>
          <table:table-cell table:number-columns-repeated="2"/>
        </table:table-row>
        <table:table-row table:style-name="ro1">
          <table:table-cell table:style-name="Default"/>
          <table:table-cell table:style-name="ce4" table:number-columns-repeated="3"/>
          <table:table-cell table:style-name="ce8"/>
          <table:table-cell table:style-name="ce4" table:number-columns-repeated="4"/>
          <table:table-cell table:style-name="ce8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UPKframe</text:p>
          </table:table-cell>
          <table:table-cell table:number-columns-repeated="3"/>
          <table:table-cell table:style-name="ce5"/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ngle2</text:p>
          </table:table-cell>
          <table:table-cell table:number-columns-repeated="2"/>
          <table:table-cell office:value-type="float" office:value="17092223" calcext:value-type="float">
            <text:p>17092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emmung f. Tank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4</text:p>
          </table:table-cell>
          <table:table-cell table:number-columns-repeated="2"/>
          <table:table-cell office:value-type="float" office:value="17092224" calcext:value-type="float">
            <text:p>17092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stigung Mittelquer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6</text:p>
          </table:table-cell>
          <table:table-cell table:number-columns-repeated="2"/>
          <table:table-cell office:value-type="float" office:value="17092225" calcext:value-type="float">
            <text:p>17092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kverbindung</text:p>
          </table:table-cell>
          <table:table-cell table:number-columns-repeated="4"/>
          <table:table-cell office:value-type="string" calcext:value-type="string">
            <text:p>ML</text:p>
          </table:table-cell>
          <table:table-cell/>
          <table:table-cell table:style-name="ce11" office:value-type="float" office:value="17092315" calcext:value-type="float">
            <text:p>17092315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. Interface-mount u. Tank-Kammer-Verbinder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24</text:p>
          </table:table-cell>
          <table:table-cell table:number-columns-repeated="2"/>
          <table:table-cell office:value-type="float" office:value="17092240" calcext:value-type="float">
            <text:p>17092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enplatten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17092205" calcext:value-type="float">
            <text:p>17092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ttelquere Front u. Aufrecht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hmen längs u. Aufrecht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hmen längs u. Aufrecht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con</text:p>
          </table:table-cell>
          <table:table-cell table:number-columns-repeated="2"/>
          <table:table-cell office:value-type="float" office:value="17092212" calcext:value-type="float">
            <text:p>17092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fdoppelung f. Mittelquer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16con</text:p>
          </table:table-cell>
          <table:table-cell table:number-columns-repeated="2"/>
          <table:table-cell office:value-type="float" office:value="17092216" calcext:value-type="float">
            <text:p>1709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r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hmen, quer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dkappen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ckverbinder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table:style-name="Default" office:value-type="float" office:value="17092303" calcext:value-type="float">
            <text:p>170923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festigung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table:style-name="Default" office:value-type="float" office:value="17092304" calcext:value-type="float">
            <text:p>170923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festigung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table:style-name="Default" office:value-type="float" office:value="17092307" calcext:value-type="float">
            <text:p>170923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ckverbindungen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table:style-name="Default" office:value-type="float" office:value="17092309" calcext:value-type="float">
            <text:p>170923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festigung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table:style-name="Default"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stigung Interfac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stigung Pump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table:style-name="Default" office:value-type="float" office:value="19081701" calcext:value-type="float">
            <text:p>190817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festigung Pumpe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Pumpenplatte_200x160x6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ageplatte f. Pumpe, 200x160x6</text:p>
          </table:table-cell>
          <table:table-cell table:number-columns-repeated="4"/>
          <table:table-cell office:value-type="string" calcext:value-type="string">
            <text:p>3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tionpump12v24l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staltikpumpe, 24L/h</text:p>
          </table:table-cell>
          <table:table-cell table:number-columns-repeated="4"/>
          <table:table-cell office:value-type="string" calcext:value-type="string">
            <text:p>SP, 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2.5L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L-Behälter, 220x160x100</text:p>
          </table:table-cell>
          <table:table-cell table:number-columns-repeated="4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auch6mm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ikonschlauch 6mm, 50mm</text:p>
          </table:table-cell>
          <table:table-cell table:number-columns-repeated="4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tzen 6mm</text:p>
          </table:table-cell>
          <table:table-cell table:number-columns-repeated="2"/>
          <table:table-cell table:style-name="ce6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schlussstutzen f. Schlauch</text:p>
          </table:table-cell>
          <table:table-cell table:number-columns-repeated="4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7"/>
          <table:table-cell table:style-name="Default" table:number-columns-repeated="6"/>
          <table:table-cell table:number-columns-repeated="2"/>
        </table:table-row>
        <table:table-row table:style-name="ro1" table:number-rows-repeated="3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RL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3d-Printable</text:p>
          </table:table-cell>
          <table:table-cell office:value-type="string" calcext:value-type="string">
            <text:p>3DP</text:p>
          </table:table-cell>
          <table:table-cell office:value-type="string" calcext:value-type="string">
            <text:p>3d-printable part, see project sources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p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ttps://www.ebay.de/itm/351752818084?hash=item51e61a0da4:g:-pYAAOSwEK9TxksN</text:p>
          </table:table-cell>
          <table:table-cell/>
          <table:table-cell table:style-name="ce5"/>
          <table:table-cell table:number-columns-repeated="4"/>
          <table:table-cell table:style-name="ce9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00.00.0000</text:date>, <text:time style:data-style-name="N2" text:time-value="21:56:12.2826009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7-16T22:06:40.414798303</dc:date>
    <dc:creator>os </dc:creator>
    <meta:editing-duration>P3DT19H12M57S</meta:editing-duration>
    <meta:editing-cycles>489</meta:editing-cycles>
    <meta:generator>LibreOffice/5.2.7.2$Linux_X86_64 LibreOffice_project/20m0$Build-2</meta:generator>
    <meta:printed-by>os </meta:printed-by>
    <meta:print-date>2021-04-09T17:57:44.217978470</meta:print-date>
    <meta:document-statistic meta:table-count="1" meta:cell-count="153" meta:object-count="0"/>
  </office:meta>
</office:document-meta>
</file>